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293cm" fo:margin-left="-0.095cm" table:align="left"/>
    </style:style>
    <style:style style:name="Tableau1.A" style:family="table-column">
      <style:table-column-properties style:column-width="8.811cm"/>
    </style:style>
    <style:style style:name="Tableau1.B" style:family="table-column">
      <style:table-column-properties style:column-width="8.483cm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text-properties fo:color="#000000" fo:font-weight="bold" officeooo:rsid="0012c60d" officeooo:paragraph-rsid="0012c60d" fo:background-color="transparent" style:font-weight-asian="bold" style:font-weight-complex="bold"/>
    </style:style>
    <style:style style:name="P2" style:family="paragraph" style:parent-style-name="Table_20_Contents">
      <style:text-properties officeooo:rsid="0012c60d"/>
    </style:style>
    <style:style style:name="P3" style:family="paragraph" style:parent-style-name="Table_20_Contents">
      <style:text-properties officeooo:rsid="0012c60d" officeooo:paragraph-rsid="0012c60d"/>
    </style:style>
    <style:style style:name="P4" style:family="paragraph" style:parent-style-name="Table_20_Contents">
      <style:text-properties fo:font-weight="bold" officeooo:rsid="0012c60d" officeooo:paragraph-rsid="0012c60d" style:font-weight-asian="bold" style:font-weight-complex="bold"/>
    </style:style>
    <style:style style:name="P5" style:family="paragraph" style:parent-style-name="Table_20_Contents" style:list-style-name="L1">
      <style:text-properties officeooo:paragraph-rsid="0012c60d"/>
    </style:style>
    <style:style style:name="P6" style:family="paragraph" style:parent-style-name="Table_20_Contents" style:list-style-name="L5">
      <style:text-properties fo:font-variant="normal" fo:text-transform="none" fo:color="#212121" style:font-name="Roboto" fo:font-size="12pt" fo:letter-spacing="normal" fo:font-style="normal" fo:font-weight="bold" officeooo:paragraph-rsid="0013e26c"/>
    </style:style>
    <style:style style:name="P7" style:family="paragraph" style:parent-style-name="Table_20_Contents" style:list-style-name="L5">
      <style:text-properties fo:font-variant="normal" fo:text-transform="none" fo:color="#212121" style:font-name="Roboto" fo:font-size="12pt" fo:letter-spacing="normal" fo:font-style="normal" fo:font-weight="bold" officeooo:rsid="00149255" officeooo:paragraph-rsid="00149255"/>
    </style:style>
    <style:style style:name="P8" style:family="paragraph" style:parent-style-name="Table_20_Contents" style:list-style-name="L5">
      <style:text-properties fo:font-variant="normal" fo:text-transform="none" fo:color="#212121" style:font-name="Roboto" fo:font-size="12pt" fo:letter-spacing="normal" fo:font-style="normal" fo:font-weight="bold" officeooo:rsid="0016473b" officeooo:paragraph-rsid="0016473b"/>
    </style:style>
    <style:style style:name="P9" style:family="paragraph" style:parent-style-name="Table_20_Contents" style:list-style-name="L5">
      <style:text-properties fo:font-variant="normal" fo:text-transform="none" fo:color="#212121" style:font-name="Roboto" fo:font-size="12pt" fo:letter-spacing="normal" fo:font-style="normal" fo:font-weight="bold" officeooo:rsid="00170349" officeooo:paragraph-rsid="00170349"/>
    </style:style>
    <style:style style:name="P10" style:family="paragraph" style:parent-style-name="Table_20_Contents" style:list-style-name="L5">
      <style:text-properties fo:font-variant="normal" fo:text-transform="none" fo:color="#212121" style:font-name="Roboto" fo:font-size="12pt" fo:letter-spacing="normal" fo:font-style="normal" fo:font-weight="bold" officeooo:rsid="0020383d" officeooo:paragraph-rsid="0020383d"/>
    </style:style>
    <style:style style:name="P11" style:family="paragraph" style:parent-style-name="Table_20_Contents">
      <style:text-properties fo:font-variant="normal" fo:text-transform="none" fo:color="#212121" style:font-name="Roboto" fo:font-size="9pt" fo:letter-spacing="normal" fo:font-style="normal" fo:font-weight="normal" officeooo:rsid="0012c60d" officeooo:paragraph-rsid="0012c60d" style:font-size-asian="9pt" style:font-weight-asian="normal" style:font-size-complex="9pt" style:font-weight-complex="normal"/>
    </style:style>
    <style:style style:name="P12" style:family="paragraph" style:parent-style-name="Table_20_Contents" style:list-style-name="L4">
      <style:text-properties fo:font-variant="normal" fo:text-transform="none" fo:color="#212121" style:font-name="Liberation Serif" fo:font-size="14pt" fo:letter-spacing="normal" fo:font-style="normal" fo:font-weight="normal" officeooo:rsid="0012c60d" officeooo:paragraph-rsid="0013e26c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fo:font-variant="normal" fo:text-transform="none" fo:color="#424242" style:font-name="Roboto" fo:font-size="12pt" fo:letter-spacing="normal" fo:font-style="normal" fo:font-weight="normal" officeooo:paragraph-rsid="0013e26c"/>
    </style:style>
    <style:style style:name="P14" style:family="paragraph" style:parent-style-name="Table_20_Contents" style:list-style-name="L5">
      <style:text-properties fo:font-variant="normal" fo:text-transform="none" fo:color="#424242" style:font-name="Roboto" fo:font-size="12pt" fo:letter-spacing="normal" fo:font-style="normal" fo:font-weight="normal" officeooo:paragraph-rsid="0013e26c"/>
    </style:style>
    <style:style style:name="P15" style:family="paragraph" style:parent-style-name="Table_20_Contents" style:list-style-name="L3">
      <style:text-properties fo:font-size="14pt" fo:font-weight="bold" officeooo:rsid="0012c60d" officeooo:paragraph-rsid="0012c60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12c60d" officeooo:paragraph-rsid="0012c60d" style:font-size-asian="14pt" style:font-weight-asian="bold" style:font-size-complex="14pt" style:font-weight-complex="bold"/>
    </style:style>
    <style:style style:name="P17" style:family="paragraph" style:parent-style-name="Table_20_Contents" style:list-style-name="L3">
      <style:text-properties fo:font-size="14pt" fo:font-weight="bold" officeooo:rsid="002589c9" officeooo:paragraph-rsid="002589c9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officeooo:paragraph-rsid="0013e26c"/>
    </style:style>
    <style:style style:name="P19" style:family="paragraph" style:parent-style-name="Table_20_Contents" style:list-style-name="L5">
      <style:text-properties officeooo:paragraph-rsid="0013e26c"/>
    </style:style>
    <style:style style:name="P20" style:family="paragraph" style:parent-style-name="Table_20_Contents" style:list-style-name="L6">
      <style:text-properties officeooo:rsid="001820a6" officeooo:paragraph-rsid="001820a6"/>
    </style:style>
    <style:style style:name="P21" style:family="paragraph" style:parent-style-name="Table_20_Contents" style:list-style-name="L6">
      <style:text-properties officeooo:rsid="0019a1ee" officeooo:paragraph-rsid="001b359b"/>
    </style:style>
    <style:style style:name="P22" style:family="paragraph" style:parent-style-name="Table_20_Contents">
      <style:text-properties officeooo:rsid="0019a1ee" officeooo:paragraph-rsid="001b359b"/>
    </style:style>
    <style:style style:name="P23" style:family="paragraph" style:parent-style-name="Table_20_Contents" style:list-style-name="L6">
      <style:text-properties officeooo:rsid="001b359b" officeooo:paragraph-rsid="001b359b"/>
    </style:style>
    <style:style style:name="P24" style:family="paragraph" style:parent-style-name="Table_20_Contents" style:list-style-name="L6">
      <style:text-properties officeooo:rsid="001c5314" officeooo:paragraph-rsid="001c5314"/>
    </style:style>
    <style:style style:name="P25" style:family="paragraph" style:parent-style-name="Table_20_Contents">
      <style:text-properties officeooo:rsid="0020383d" officeooo:paragraph-rsid="0020383d"/>
    </style:style>
    <style:style style:name="P26" style:family="paragraph" style:parent-style-name="Table_20_Contents">
      <style:text-properties officeooo:paragraph-rsid="00222401"/>
    </style:style>
    <style:style style:name="P27" style:family="paragraph" style:parent-style-name="Table_20_Contents" style:list-style-name="L7">
      <style:text-properties officeooo:paragraph-rsid="00222401"/>
    </style:style>
    <style:style style:name="P28" style:family="paragraph" style:parent-style-name="Table_20_Contents" style:list-style-name="L7">
      <style:text-properties officeooo:rsid="00241e6f" officeooo:paragraph-rsid="00241e6f"/>
    </style:style>
    <style:style style:name="P29" style:family="paragraph" style:parent-style-name="Table_20_Contents">
      <style:text-properties officeooo:rsid="00241e6f" officeooo:paragraph-rsid="00241e6f"/>
    </style:style>
    <style:style style:name="P30" style:family="paragraph" style:parent-style-name="Table_20_Contents" style:list-style-name="L7">
      <style:text-properties officeooo:rsid="002589c9" officeooo:paragraph-rsid="002589c9"/>
    </style:style>
    <style:style style:name="P31" style:family="paragraph" style:parent-style-name="Table_20_Contents">
      <style:text-properties officeooo:rsid="002589c9" officeooo:paragraph-rsid="002589c9"/>
    </style:style>
    <style:style style:name="T1" style:family="text">
      <style:text-properties fo:font-variant="normal" fo:text-transform="none" fo:color="#212121" style:font-name="Liberation Serif" fo:font-size="14pt" fo:letter-spacing="normal" fo:font-style="normal" fo:font-weight="bold" officeooo:rsid="0012c60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12121" style:font-name="Liberation Serif" fo:font-size="14pt" fo:letter-spacing="normal" fo:font-style="normal" fo:font-weight="normal" officeooo:rsid="0012c60d" style:font-size-asian="14pt" style:font-weight-asian="normal" style:font-size-complex="14pt" style:font-weight-complex="normal"/>
    </style:style>
    <style:style style:name="T3" style:family="text">
      <style:text-properties fo:color="#212121" style:font-name="Liberation Serif" fo:font-size="14pt" officeooo:rsid="0012c60d" style:font-size-asian="14pt" style:font-weight-asian="normal" style:font-size-complex="14pt" style:font-weight-complex="normal"/>
    </style:style>
    <style:style style:name="T4" style:family="text">
      <style:text-properties officeooo:rsid="0013e26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e26c" style:font-weight-asian="normal" style:font-weight-complex="normal"/>
    </style:style>
    <style:style style:name="T7" style:family="text">
      <style:text-properties style:font-name="Liberation Serif" fo:font-size="14pt" officeooo:rsid="0012c60d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12c60d" style:font-size-asian="14pt" style:font-weight-asian="normal" style:font-size-complex="14pt" style:font-weight-complex="normal"/>
    </style:style>
    <style:style style:name="T10" style:family="text">
      <style:text-properties officeooo:rsid="001b359b"/>
    </style:style>
    <style:style style:name="T11" style:family="text">
      <style:text-properties officeooo:rsid="0020383d"/>
    </style:style>
    <style:style style:name="T12" style:family="text">
      <style:text-properties officeooo:rsid="002589c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STRENGTH</text:p>
          </table:table-cell>
          <table:table-cell table:style-name="Tableau1.A1" office:value-type="string">
            <text:p text:style-name="P1">WEAKNESS</text:p>
          </table:table-cell>
        </table:table-row>
        <table:table-row>
          <table:table-cell table:style-name="Tableau1.A1" office:value-type="string">
            <text:p text:style-name="P3"/>
            <text:list xml:id="list1858109840" text:style-name="L3">
              <text:list-item>
                <text:p text:style-name="P15">Très bon référencement <text:span text:style-name="T4">( </text:span><text:span text:style-name="T6">évalué à 84 % selon LightHouse)</text:span></text:p>
              </text:list-item>
              <text:list-item>
                <text:p text:style-name="P17"><text:span text:style-name="T6">B</text:span><text:span text:style-name="T5">onne accessibilité</text:span></text:p>
              </text:list-item>
              <text:list-item>
                <text:p text:style-name="P17"><text:span text:style-name="T5"/></text:p>
              </text:list-item>
            </text:list>
            <text:p text:style-name="P16"><text:span text:style-name="T6"/></text:p>
            <text:p text:style-name="P11"/>
            <text:list xml:id="list2895152554" text:style-name="L1">
              <text:list-header>
                <text:p text:style-name="P5"/>
              </text:list-header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1" office:value-type="string">
            <text:p text:style-name="P2"/>
            <text:list xml:id="list1984576145" text:style-name="L5">
              <text:list-item>
                <text:p text:style-name="P19"><text:span text:style-name="T1">Contraste : </text:span><text:span text:style-name="T2">Les couleurs d'arrière- <text:s text:c="5"/>plan et de premier plan n'ont pas un rapport de contraste suffisant.</text:span></text:p>
                <text:p text:style-name="P14"><text:span text:style-name="T3">Le texte à faible contraste est difficile voire impossible à lire pour de nombreux utilisateurs.</text:span></text:p>
                <text:p text:style-name="P14"><text:span text:style-name="T3"/></text:p>
              </text:list-item>
              <text:list-item>
                <text:p text:style-name="P6"><text:span text:style-name="T7">Navigation : </text:span><text:span text:style-name="T9">Ce sont des opportunités pour améliorer la navigation au clavier dans votre application.</text:span></text:p>
                <text:p text:style-name="P6"><text:span text:style-name="T9">Les éléments d'en-tête ne sont pas dans un ordre séquentiel décroissant</text:span></text:p>
                <text:p text:style-name="P6"><text:span text:style-name="T9"/></text:p>
              </text:list-item>
              <text:list-item>
                <text:p text:style-name="P7"><text:span text:style-name="T9">R</text:span><text:span text:style-name="T8">épétition abusive du bouton « Planifier un appel »</text:span></text:p>
                <text:p text:style-name="P8"><text:span text:style-name="T8"/></text:p>
              </text:list-item>
              <text:list-item>
                <text:p text:style-name="P8"><text:span text:style-name="T8">Mauvaise qualité de certaines images</text:span></text:p>
                <text:p text:style-name="P8"><text:span text:style-name="T8"/></text:p>
              </text:list-item>
              <text:list-item>
                <text:p text:style-name="P8"><text:span text:style-name="T8">Sur les appareils mobiles le site devient deux fois plus lent à cause de l’imbrication des images</text:span></text:p>
                <text:p text:style-name="P8"><text:span text:style-name="T8"/></text:p>
              </text:list-item>
              <text:list-item>
                <text:p text:style-name="P9"><text:span text:style-name="T8">page d’accueil trop longue </text:span></text:p>
                <text:p text:style-name="P9"><text:span text:style-name="T8"/></text:p>
              </text:list-item>
              <text:list-item>
                <text:p text:style-name="P9"><text:span text:style-name="T8">l’utilisation des plusieurs polices</text:span></text:p>
                <text:p text:style-name="P9"><text:span text:style-name="T8"/></text:p>
              </text:list-item>
              <text:list-item>
                <text:p text:style-name="P10"><text:span text:style-name="T8">Fréquence de mise à jour très faible des médias sociaux </text:span></text:p>
              </text:list-item>
            </text:list>
            <text:list xml:id="list2207624488" text:style-name="L4">
              <text:list-header>
                <text:p text:style-name="P12"/>
              </text:list-header>
            </text:list>
            <text:p text:style-name="P13"><text:span text:style-name="T2"/></text:p>
            <text:p text:style-name="P18"><text:span text:style-name="T1"/></text:p>
          </table:table-cell>
        </table:table-row>
        <table:table-row>
          <table:table-cell table:style-name="Tableau1.A1" office:value-type="string">
            <text:p text:style-name="P4"><text:s/>OPPORTUNITIES</text:p>
          </table:table-cell>
          <table:table-cell table:style-name="Tableau1.A1" office:value-type="string">
            <text:p text:style-name="P4">THREAT</text:p>
          </table:table-cell>
        </table:table-row>
        <table:table-row>
          <table:table-cell table:style-name="Tableau1.A1" office:value-type="string">
            <text:p text:style-name="Table_20_Contents"/>
            <text:list xml:id="list361564586" text:style-name="L6">
              <text:list-item>
                <text:p text:style-name="P20">Ajouter une page ‘’A propos’ où on mettra une petite description de l’agence, sa mission, sa vision, sa valeur, son équipe, et ses performances </text:p>
                <text:p text:style-name="P20"/>
              </text:list-item>
              <text:list-item>
                <text:p text:style-name="P20">Les sections 6 et 8 peuvent être fusionnées en une même section et renvoyées dans la page ‘A propos’</text:p>
                <text:p text:style-name="P20"/>
              </text:list-item>
              <text:list-item>
                <text:p text:style-name="P21">Adopter l’arbre des technologies, des <text:soft-page-break/>Hardskills au lieu de les entasser sur un même endroit </text:p>
                <text:p text:style-name="P21"/>
              </text:list-item>
              <text:list-item>
                <text:p text:style-name="P21"><text:span text:style-name="T10">Les témoignages peuvent venir juste après la section ‘’ce que nous avons développés’’</text:span></text:p>
                <text:p text:style-name="P21"/>
              </text:list-item>
              <text:list-item>
                <text:p text:style-name="P23">L’ajout d’un blog dans lequel on publie des articles qui feront augmenter le trafic dans le site </text:p>
                <text:p text:style-name="P23"/>
              </text:list-item>
              <text:list-item>
                <text:p text:style-name="P23">Sectionner le footer en deux zones, la deuxième zone en 3 petites zones </text:p>
                <text:p text:style-name="P23"/>
              </text:list-item>
              <text:list-item>
                <text:p text:style-name="P24">Changer le background de la page en y mettant un bon contraste de couleur </text:p>
                <text:p text:style-name="P24"/>
              </text:list-item>
              <text:list-item>
                <text:p text:style-name="P24">Sur les mobiles, les blocs d’images doivent slider en ligne au lieu d’être imbriquées en colonnes</text:p>
                <text:p text:style-name="P24"><text:s/></text:p>
              </text:list-item>
              <text:list-item>
                <text:p text:style-name="P24">Le site doit être bilingue (FR+EN)</text:p>
                <text:p text:style-name="P24"/>
              </text:list-item>
              <text:list-item>
                <text:p text:style-name="P24">Optimiser le site en appliquant les recommandations ci jointes </text:p>
                <text:p text:style-name="P23"/>
              </text:list-item>
              <text:list-item>
                <text:p text:style-name="P24">Utiliser une ou deux polices avec ses variantes </text:p>
                <text:p text:style-name="P24"/>
              </text:list-item>
              <text:list-item>
                <text:p text:style-name="P24"/>
              </text:list-item>
            </text:list>
            <text:p text:style-name="P22"/>
            <text:p text:style-name="P22"/>
            <text:p text:style-name="P22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1" office:value-type="string">
            <text:list xml:id="list2384998513" text:style-name="L7">
              <text:list-item>
                <text:p text:style-name="P27"><text:span text:style-name="T11">Exploitation <text:s/>des Réseaux Sociaux pour la campagne publicitaire de l’agence </text:span></text:p>
              </text:list-item>
            </text:list>
            <text:p text:style-name="P26"/>
            <text:list xml:id="list174605611826291" text:continue-numbering="true" text:style-name="L7">
              <text:list-item>
                <text:p text:style-name="P28">Diversifie leurs clients(ex : start-up, business owner , <text:span text:style-name="T12">établissement</text:span> <text:span text:style-name="T12">scolaire</text:span>,et hospitalière) base de données</text:p>
              </text:list-item>
            </text:list>
            <text:p text:style-name="P29"/>
            <text:list xml:id="list174605517363433" text:continue-numbering="true" text:style-name="L7">
              <text:list-item>
                <text:p text:style-name="P28">Meilleure description de l’agence dans leur site,</text:p>
              </text:list-item>
              <text:list-item>
                <text:p text:style-name="P28">Feed back de leur clients(<text:span text:style-name="T12">témoignages</text:span>)</text:p>
              </text:list-item>
            </text:list>
            <text:p text:style-name="P29"/>
            <text:p text:style-name="P29"><text:soft-page-break/></text:p>
            <text:list xml:id="list174605594197971" text:continue-numbering="true" text:style-name="L7">
              <text:list-item>
                <text:p text:style-name="P28">Présentation de <text:span text:style-name="T12">l’équipe</text:span> de l’agence</text:p>
              </text:list-item>
            </text:list>
            <text:p text:style-name="P29"/>
            <text:list xml:id="list174604326530199" text:continue-numbering="true" text:style-name="L7">
              <text:list-item>
                <text:p text:style-name="P30">Très bonne accessibilité du site (80% d’accessibilité)</text:p>
              </text:list-item>
            </text:list>
            <text:p text:style-name="P31"/>
            <text:list xml:id="list174605179366789" text:continue-numbering="true" text:style-name="L7">
              <text:list-item>
                <text:p text:style-name="P30">une bonne vitesse de connexion sur le mobile </text:p>
              </text:list-item>
            </text:list>
            <text:p text:style-name="P31"/>
            <text:p text:style-name="P31"/>
            <text:p text:style-name="P29"/>
            <text:p text:style-name="P29"/>
            <text:p text:style-name="P29"/>
            <text:p text:style-name="P29"><text:s text:c="6"/></text:p>
            <text:p text:style-name="P29"/>
            <text:p text:style-name="P29"/>
            <text:p text:style-name="P29"/>
            <text:p text:style-name="P25"/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6:14:06.359250425</meta:creation-date>
    <dc:date>2021-03-19T17:46:03.740457411</dc:date>
    <meta:editing-duration>PT1H1M9S</meta:editing-duration>
    <meta:editing-cycles>12</meta:editing-cycles>
    <meta:generator>LibreOffice/6.4.6.2$Linux_X86_64 LibreOffice_project/40$Build-2</meta:generator>
    <meta:document-statistic meta:table-count="1" meta:image-count="0" meta:object-count="0" meta:page-count="2" meta:paragraph-count="39" meta:word-count="364" meta:character-count="2178" meta:non-whitespace-character-count="1854"/>
  </office:meta>
</office:document-meta>
</file>